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2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3cm"/>
    </style:style>
    <style:style style:name="co7" style:family="table-column">
      <style:table-column-properties fo:break-before="auto" style:column-width="2.872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number-columns-repeated="57" table:default-cell-style-name="Default"/>
        <table:table-row table:style-name="ro1">
          <table:table-cell table:style-name="ce5" office:value-type="string" calcext:value-type="string">
            <text:p>WEEK NO</text:p>
          </table:table-cell>
          <table:table-cell table:style-name="ce7" office:value-type="string" calcext:value-type="string">
            <text:p>DATE</text:p>
          </table:table-cell>
          <table:table-cell table:style-name="ce5" office:value-type="string" calcext:value-type="string">
            <text:p>VERSES</text:p>
            <text:p>COMPLETED</text:p>
          </table:table-cell>
          <table:table-cell table:style-name="ce5" office:value-type="string" calcext:value-type="string">
            <text:p>N VERSES</text:p>
            <text:p>TO COMPLETE</text:p>
          </table:table-cell>
          <table:table-cell table:style-name="ce5" office:value-type="string" calcext:value-type="string">
            <text:p>WHERE</text:p>
            <text:p>IS YOU</text:p>
          </table:table-cell>
          <table:table-cell table:style-name="ce5" office:value-type="string" calcext:value-type="string">
            <text:p>CUM VERSES</text:p>
            <text:p>COMPLETED</text:p>
          </table:table-cell>
          <table:table-cell table:style-name="ce5" office:value-type="string" calcext:value-type="string">
            <text:p>CUM VERSES</text:p>
            <text:p>SHOULD BE DONE</text:p>
          </table:table-cell>
          <table:table-cell table:style-name="ce5" office:value-type="string" calcext:value-type="string">
            <text:p>DIFF</text:p>
          </table:table-cell>
          <table:table-cell table:style-name="ce5"/>
          <table:table-cell table:style-name="ce5" office:value-type="string" calcext:value-type="string">
            <text:p>COME, FOLLOW ME SPOT</text:p>
          </table:table-cell>
          <table:table-cell table:style-name="ce5"/>
          <table:table-cell table:style-name="ce9"/>
          <table:table-cell table:style-name="ce5" table:number-columns-repeated="2"/>
          <table:table-cell table:style-name="ce5" office:value-type="string" calcext:value-type="string">
            <text:p>Need to do at least 18/day to keep up with Come, Follow Me</text:p>
          </table:table-cell>
          <table:table-cell table:style-name="ce5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2447" calcext:value-type="float">
            <text:p>2447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2447" calcext:value-type="float">
            <text:p>2447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2447" calcext:value-type="float">
            <text:p>2447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2447" calcext:value-type="float">
            <text:p>2447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2447" calcext:value-type="float">
            <text:p>2447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447" calcext:value-type="float">
            <text:p>2447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447" calcext:value-type="float">
            <text:p>2447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447" calcext:value-type="float">
            <text:p>2447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447" calcext:value-type="float">
            <text:p>2447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447" calcext:value-type="float">
            <text:p>2447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447" calcext:value-type="float">
            <text:p>2447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447" calcext:value-type="float">
            <text:p>2447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447" calcext:value-type="float">
            <text:p>2447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447" calcext:value-type="float">
            <text:p>2447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447" calcext:value-type="float">
            <text:p>2447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447" calcext:value-type="float">
            <text:p>2447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447" calcext:value-type="float">
            <text:p>2447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447" calcext:value-type="float">
            <text:p>2447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447" calcext:value-type="float">
            <text:p>2447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447" calcext:value-type="float">
            <text:p>2447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447" calcext:value-type="float">
            <text:p>2447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447" calcext:value-type="float">
            <text:p>2447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447" calcext:value-type="float">
            <text:p>2447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447" calcext:value-type="float">
            <text:p>2447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447" calcext:value-type="float">
            <text:p>2447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447" calcext:value-type="float">
            <text:p>2447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447" calcext:value-type="float">
            <text:p>2447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447" calcext:value-type="float">
            <text:p>2447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447" calcext:value-type="float">
            <text:p>2447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447" calcext:value-type="float">
            <text:p>2447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447" calcext:value-type="float">
            <text:p>2447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447" calcext:value-type="float">
            <text:p>2447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447" calcext:value-type="float">
            <text:p>2447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447" calcext:value-type="float">
            <text:p>2447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447" calcext:value-type="float">
            <text:p>2447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447" calcext:value-type="float">
            <text:p>2447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447" calcext:value-type="float">
            <text:p>2447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447" calcext:value-type="float">
            <text:p>2447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447" calcext:value-type="float">
            <text:p>2447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447" calcext:value-type="float">
            <text:p>2447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447" calcext:value-type="float">
            <text:p>2447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447" calcext:value-type="float">
            <text:p>2447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447" calcext:value-type="float">
            <text:p>2447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447" calcext:value-type="float">
            <text:p>2447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447" calcext:value-type="float">
            <text:p>2447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447" calcext:value-type="float">
            <text:p>2447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447" calcext:value-type="float">
            <text:p>2447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447" calcext:value-type="float">
            <text:p>2447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447" calcext:value-type="float">
            <text:p>2447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447" calcext:value-type="float">
            <text:p>2447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447" calcext:value-type="float">
            <text:p>2447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447" calcext:value-type="float">
            <text:p>2447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447" calcext:value-type="float">
            <text:p>2447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447" calcext:value-type="float">
            <text:p>2447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447" calcext:value-type="float">
            <text:p>2447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447" calcext:value-type="float">
            <text:p>2447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447" calcext:value-type="float">
            <text:p>2447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447" calcext:value-type="float">
            <text:p>2447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447" calcext:value-type="float">
            <text:p>2447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447" calcext:value-type="float">
            <text:p>2447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447" calcext:value-type="float">
            <text:p>2447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447" calcext:value-type="float">
            <text:p>2447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447" calcext:value-type="float">
            <text:p>2447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447" calcext:value-type="float">
            <text:p>2447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447" calcext:value-type="float">
            <text:p>2447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447" calcext:value-type="float">
            <text:p>2447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447" calcext:value-type="float">
            <text:p>2447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447" calcext:value-type="float">
            <text:p>2447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447" calcext:value-type="float">
            <text:p>2447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447" calcext:value-type="float">
            <text:p>2447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447" calcext:value-type="float">
            <text:p>2447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447" calcext:value-type="float">
            <text:p>2447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447" calcext:value-type="float">
            <text:p>2447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447" calcext:value-type="float">
            <text:p>2447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447" calcext:value-type="float">
            <text:p>2447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447" calcext:value-type="float">
            <text:p>2447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447" calcext:value-type="float">
            <text:p>2447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447" calcext:value-type="float">
            <text:p>2447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447" calcext:value-type="float">
            <text:p>2447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447" calcext:value-type="float">
            <text:p>2447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447" calcext:value-type="float">
            <text:p>2447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447" calcext:value-type="float">
            <text:p>2447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447" calcext:value-type="float">
            <text:p>2447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447" calcext:value-type="float">
            <text:p>2447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447" calcext:value-type="float">
            <text:p>2447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447" calcext:value-type="float">
            <text:p>2447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447" calcext:value-type="float">
            <text:p>2447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447" calcext:value-type="float">
            <text:p>2447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447" calcext:value-type="float">
            <text:p>2447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447" calcext:value-type="float">
            <text:p>2447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447" calcext:value-type="float">
            <text:p>2447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447" calcext:value-type="float">
            <text:p>2447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447" calcext:value-type="float">
            <text:p>2447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447" calcext:value-type="float">
            <text:p>2447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447" calcext:value-type="float">
            <text:p>2447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447" calcext:value-type="float">
            <text:p>2447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447" calcext:value-type="float">
            <text:p>2447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447" calcext:value-type="float">
            <text:p>2447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447" calcext:value-type="float">
            <text:p>2447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447" calcext:value-type="float">
            <text:p>2447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447" calcext:value-type="float">
            <text:p>2447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447" calcext:value-type="float">
            <text:p>2447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447" calcext:value-type="float">
            <text:p>2447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447" calcext:value-type="float">
            <text:p>2447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447" calcext:value-type="float">
            <text:p>2447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447" calcext:value-type="float">
            <text:p>2447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447" calcext:value-type="float">
            <text:p>2447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447" calcext:value-type="float">
            <text:p>2447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447" calcext:value-type="float">
            <text:p>2447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447" calcext:value-type="float">
            <text:p>2447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447" calcext:value-type="float">
            <text:p>2447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447" calcext:value-type="float">
            <text:p>2447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447" calcext:value-type="float">
            <text:p>2447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447" calcext:value-type="float">
            <text:p>2447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447" calcext:value-type="float">
            <text:p>2447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447" calcext:value-type="float">
            <text:p>2447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447" calcext:value-type="float">
            <text:p>2447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447" calcext:value-type="float">
            <text:p>2447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447" calcext:value-type="float">
            <text:p>2447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447" calcext:value-type="float">
            <text:p>2447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447" calcext:value-type="float">
            <text:p>2447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447" calcext:value-type="float">
            <text:p>2447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447" calcext:value-type="float">
            <text:p>2447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447" calcext:value-type="float">
            <text:p>2447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447" calcext:value-type="float">
            <text:p>2447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447" calcext:value-type="float">
            <text:p>2447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447" calcext:value-type="float">
            <text:p>2447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447" calcext:value-type="float">
            <text:p>2447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447" calcext:value-type="float">
            <text:p>2447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447" calcext:value-type="float">
            <text:p>2447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447" calcext:value-type="float">
            <text:p>2447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447" calcext:value-type="float">
            <text:p>2447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447" calcext:value-type="float">
            <text:p>2447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447" calcext:value-type="float">
            <text:p>2447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447" calcext:value-type="float">
            <text:p>2447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447" calcext:value-type="float">
            <text:p>2447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447" calcext:value-type="float">
            <text:p>2447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447" calcext:value-type="float">
            <text:p>2447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447" calcext:value-type="float">
            <text:p>2447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447" calcext:value-type="float">
            <text:p>2447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447" calcext:value-type="float">
            <text:p>2447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447" calcext:value-type="float">
            <text:p>2447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447" calcext:value-type="float">
            <text:p>2447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447" calcext:value-type="float">
            <text:p>2447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447" calcext:value-type="float">
            <text:p>2447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447" calcext:value-type="float">
            <text:p>2447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447" calcext:value-type="float">
            <text:p>2447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447" calcext:value-type="float">
            <text:p>2447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447" calcext:value-type="float">
            <text:p>2447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447" calcext:value-type="float">
            <text:p>2447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447" calcext:value-type="float">
            <text:p>2447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447" calcext:value-type="float">
            <text:p>2447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07:25:17.189240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31T07:25:38.012186127</dc:date>
    <dc:creator>Spencer Hatch</dc:creator>
    <meta:editing-duration>PT19H51M36S</meta:editing-duration>
    <meta:editing-cycles>46</meta:editing-cycles>
    <meta:document-statistic meta:table-count="1" meta:cell-count="861" meta:object-count="0"/>
  </office:meta>
</office:document-meta>
</file>